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d0aff" officeooo:paragraph-rsid="000d0aff"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0e9d41" officeooo:paragraph-rsid="000e9d41"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de" fo:country="AT" fo:font-weight="normal" officeooo:rsid="002ce1dc" officeooo:paragraph-rsid="000eb081"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fo:font-size="12pt" fo:language="de" fo:country="AT" fo:font-weight="normal" officeooo:rsid="000f6511" officeooo:paragraph-rsid="000f6511"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start" style:justify-single-word="false"/>
      <style:text-properties fo:font-size="12pt" fo:language="de" fo:country="AT" fo:font-weight="normal" officeooo:rsid="0010a2a9" officeooo:paragraph-rsid="001baa6b"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start" style:justify-single-word="false"/>
      <style:text-properties fo:font-size="12pt" fo:language="de" fo:country="AT" fo:font-weight="normal" officeooo:rsid="001256dc" officeooo:paragraph-rsid="001256dc"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fo:font-size="12pt" fo:language="de" fo:country="AT" fo:font-weight="normal" officeooo:rsid="001a5310" officeooo:paragraph-rsid="001baa6b"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fo:font-size="12pt" fo:language="de" fo:country="AT" fo:font-weight="normal" officeooo:rsid="001f9a33" officeooo:paragraph-rsid="001f9a33"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fo:font-size="12pt" fo:language="de" fo:country="AT" fo:font-weight="bold" officeooo:rsid="0010a2a9" officeooo:paragraph-rsid="0010a2a9" style:font-size-asian="10.5pt" style:language-asian="zxx" style:country-asian="none" style:font-weight-asian="bold" style:font-size-complex="12pt" style:language-complex="zxx" style:country-complex="none" style:font-weight-complex="bold"/>
    </style:style>
    <style:style style:name="P10" style:family="paragraph" style:parent-style-name="Standard">
      <style:paragraph-properties fo:text-align="start" style:justify-single-word="false"/>
      <style:text-properties fo:font-size="12pt" fo:language="de" fo:country="AT" fo:font-weight="bold" officeooo:rsid="00181ef2" officeooo:paragraph-rsid="00181ef2" style:font-size-asian="10.5pt" style:language-asian="zxx" style:country-asian="none" style:font-weight-asian="bold" style:font-size-complex="12pt" style:language-complex="zxx" style:country-complex="none" style:font-weight-complex="bold"/>
    </style:style>
    <style:style style:name="P11" style:family="paragraph" style:parent-style-name="Standard">
      <style:paragraph-properties fo:text-align="start" style:justify-single-word="false"/>
      <style:text-properties fo:font-size="12pt" fo:language="de" fo:country="AT" fo:font-weight="bold" officeooo:rsid="0019f19f" officeooo:paragraph-rsid="001baa6b" style:font-size-asian="10.5pt" style:language-asian="zxx" style:country-asian="none" style:font-weight-asian="bold" style:font-size-complex="12pt" style:language-complex="zxx" style:country-complex="none" style:font-weight-complex="bold"/>
    </style:style>
    <style:style style:name="P12" style:family="paragraph" style:parent-style-name="Standard">
      <style:paragraph-properties fo:text-align="start" style:justify-single-word="false"/>
      <style:text-properties fo:font-size="12pt" fo:language="de" fo:country="AT" fo:font-weight="bold" officeooo:rsid="001a5310" officeooo:paragraph-rsid="001a5310" style:font-size-asian="10.5pt" style:language-asian="zxx" style:country-asian="none" style:font-weight-asian="bold" style:font-size-complex="12pt" style:language-complex="zxx" style:country-complex="none" style:font-weight-complex="bold"/>
    </style:style>
    <style:style style:name="P13" style:family="paragraph" style:parent-style-name="Standard">
      <style:text-properties fo:language="de" fo:country="AT" fo:font-weight="normal" officeooo:rsid="0022bffa" officeooo:paragraph-rsid="000eb081" style:language-asian="zxx" style:country-asian="none" style:font-weight-asian="normal" style:language-complex="zxx" style:country-complex="none" style:font-weight-complex="normal"/>
    </style:style>
    <style:style style:name="P14" style:family="paragraph" style:parent-style-name="Standard">
      <style:text-properties fo:language="de" fo:country="AT" fo:font-weight="normal" officeooo:rsid="0025881f" officeooo:paragraph-rsid="001f183d" style:language-asian="zxx" style:country-asian="none" style:font-weight-asian="normal" style:language-complex="zxx" style:country-complex="none" style:font-weight-complex="normal"/>
    </style:style>
    <style:style style:name="P15" style:family="paragraph" style:parent-style-name="Standard">
      <style:text-properties fo:language="de" fo:country="AT" fo:font-weight="normal" officeooo:rsid="002936e1" officeooo:paragraph-rsid="000eb081" style:language-asian="zxx" style:country-asian="none" style:font-weight-asian="normal" style:language-complex="zxx" style:country-complex="none" style:font-weight-complex="normal"/>
    </style:style>
    <style:style style:name="P16" style:family="paragraph" style:parent-style-name="Standard">
      <style:text-properties fo:language="de" fo:country="AT" fo:font-weight="normal" officeooo:rsid="002a0128" officeooo:paragraph-rsid="000eb081" style:language-asian="zxx" style:country-asian="none" style:font-weight-asian="normal" style:language-complex="zxx" style:country-complex="none" style:font-weight-complex="normal"/>
    </style:style>
    <style:style style:name="P17" style:family="paragraph" style:parent-style-name="Standard">
      <style:text-properties fo:language="de" fo:country="AT" fo:font-weight="normal" officeooo:rsid="002a0128" officeooo:paragraph-rsid="000f6511" style:language-asian="zxx" style:country-asian="none" style:font-weight-asian="normal" style:language-complex="zxx" style:country-complex="none" style:font-weight-complex="normal"/>
    </style:style>
    <style:style style:name="P18" style:family="paragraph" style:parent-style-name="Standard">
      <style:text-properties fo:language="de" fo:country="AT" fo:font-weight="normal" officeooo:rsid="000eb081" officeooo:paragraph-rsid="000eb081" style:language-asian="zxx" style:country-asian="none" style:font-weight-asian="normal" style:language-complex="zxx" style:country-complex="none" style:font-weight-complex="normal"/>
    </style:style>
    <style:style style:name="P19" style:family="paragraph" style:parent-style-name="Standard">
      <style:text-properties fo:language="de" fo:country="AT" fo:font-weight="normal" officeooo:rsid="000eb081" officeooo:paragraph-rsid="000f1670" style:language-asian="zxx" style:country-asian="none" style:font-weight-asian="normal" style:language-complex="zxx" style:country-complex="none" style:font-weight-complex="normal"/>
    </style:style>
    <style:style style:name="P20" style:family="paragraph" style:parent-style-name="Standard">
      <style:text-properties fo:language="de" fo:country="AT" fo:font-weight="normal" officeooo:rsid="001f183d" officeooo:paragraph-rsid="001f183d" style:language-asian="zxx" style:country-asian="none" style:font-weight-asian="normal" style:language-complex="zxx" style:country-complex="none" style:font-weight-complex="normal"/>
    </style:style>
    <style:style style:name="P21" style:family="paragraph" style:parent-style-name="Standard">
      <style:text-properties fo:language="de" fo:country="AT" fo:font-weight="bold" officeooo:rsid="000f1670" officeooo:paragraph-rsid="000f1670" style:language-asian="zxx" style:country-asian="none" style:font-weight-asian="bold" style:language-complex="zxx" style:country-complex="none" style:font-weight-complex="bold"/>
    </style:style>
    <style:style style:name="P22" style:family="paragraph" style:parent-style-name="Standard" style:list-style-name="L1">
      <style:text-properties fo:language="de" fo:country="AT" fo:font-weight="normal" officeooo:rsid="0022bffa" officeooo:paragraph-rsid="000eb081" style:language-asian="zxx" style:country-asian="none" style:font-weight-asian="normal" style:language-complex="zxx" style:country-complex="none" style:font-weight-complex="normal"/>
    </style:style>
    <style:style style:name="P23" style:family="paragraph" style:parent-style-name="Standard" style:list-style-name="L1">
      <style:text-properties fo:language="de" fo:country="AT" fo:font-weight="normal" officeooo:rsid="000eb081" officeooo:paragraph-rsid="000eb081" style:language-asian="zxx" style:country-asian="none" style:font-weight-asian="normal" style:language-complex="zxx" style:country-complex="none" style:font-weight-complex="normal"/>
    </style:style>
    <style:style style:name="P24" style:family="paragraph" style:parent-style-name="Standard">
      <style:text-properties fo:language="de" fo:country="AT" fo:font-weight="normal" officeooo:rsid="000eb081" officeooo:paragraph-rsid="000f6511" style:language-asian="zxx" style:country-asian="none" style:font-weight-asian="normal" style:language-complex="zxx" style:country-complex="none" style:font-weight-complex="normal"/>
    </style:style>
    <style:style style:name="P25" style:family="paragraph" style:parent-style-name="Standard" style:list-style-name="L2">
      <style:text-properties fo:language="de" fo:country="AT" fo:font-weight="normal" officeooo:rsid="002ce1dc" officeooo:paragraph-rsid="000eb081" style:language-asian="zxx" style:country-asian="none" style:font-weight-asian="normal" style:language-complex="zxx" style:country-complex="none" style:font-weight-complex="normal"/>
    </style:style>
    <style:style style:name="P26" style:family="paragraph" style:parent-style-name="Standard" style:list-style-name="L2">
      <style:paragraph-properties fo:text-align="start" style:justify-single-word="false"/>
      <style:text-properties fo:font-size="12pt" fo:language="de" fo:country="AT" fo:font-weight="normal" officeooo:rsid="000f6511" officeooo:paragraph-rsid="001baa6b"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fo:font-size="12pt" fo:language="de" fo:country="AT" fo:font-weight="normal" officeooo:rsid="00181ef2" officeooo:paragraph-rsid="00181ef2"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fo:font-size="12pt" fo:language="de" fo:country="AT" fo:font-weight="normal" officeooo:rsid="0019f19f" officeooo:paragraph-rsid="0019f19f" style:font-size-asian="10.5pt" style:language-asian="zxx" style:country-asian="none" style:font-weight-asian="normal" style:font-size-complex="12pt" style:language-complex="zxx" style:country-complex="none" style:font-weight-complex="normal"/>
    </style:style>
    <style:style style:name="T1" style:family="text">
      <style:text-properties officeooo:rsid="00278abf"/>
    </style:style>
    <style:style style:name="T2" style:family="text">
      <style:text-properties officeooo:rsid="000eb081"/>
    </style:style>
    <style:style style:name="T3" style:family="text">
      <style:text-properties officeooo:rsid="000f1670"/>
    </style:style>
    <style:style style:name="T4" style:family="text">
      <style:text-properties officeooo:rsid="000f6511"/>
    </style:style>
    <style:style style:name="T5" style:family="text">
      <style:text-properties officeooo:rsid="001256dc"/>
    </style:style>
    <style:style style:name="T6" style:family="text">
      <style:text-properties officeooo:rsid="0014259e"/>
    </style:style>
    <style:style style:name="T7" style:family="text">
      <style:text-properties officeooo:rsid="00159a3e"/>
    </style:style>
    <style:style style:name="T8" style:family="text">
      <style:text-properties officeooo:rsid="00165639"/>
    </style:style>
    <style:style style:name="T9" style:family="text">
      <style:text-properties fo:font-weight="normal" style:font-weight-asian="normal" style:font-weight-complex="normal"/>
    </style:style>
    <style:style style:name="T10" style:family="text">
      <style:text-properties fo:font-weight="normal" officeooo:rsid="001baa6b" style:font-weight-asian="normal" style:font-weight-complex="normal"/>
    </style:style>
    <style:style style:name="T11" style:family="text">
      <style:text-properties fo:font-weight="normal" officeooo:rsid="001f9a33" style:font-weight-asian="normal" style:font-weight-complex="normal"/>
    </style:style>
    <style:style style:name="T12" style:family="text">
      <style:text-properties officeooo:rsid="001baa6b"/>
    </style:style>
    <style:style style:name="T13" style:family="text">
      <style:text-properties officeooo:rsid="001f183d"/>
    </style:style>
    <style:style style:name="T14" style:family="text">
      <style:text-properties officeooo:rsid="001f8812"/>
    </style:style>
    <style:style style:name="T15" style:family="text">
      <style:text-properties officeooo:rsid="001f9a33"/>
    </style:style>
    <style:style style:name="T16" style:family="text">
      <style:text-properties officeooo:rsid="0020b665"/>
    </style:style>
    <style:style style:name="T17" style:family="text">
      <style:text-properties officeooo:rsid="0020c97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S</text:span>icherheit von Mensch, Tier &amp; Anlage</text:p>
      <text:p text:style-name="P1"/>
      <text:p text:style-name="P2">Um die Anlage bei Tieren aktivieren zu können, muss man auch eine Basisicherheit gewährleisten.</text:p>
      <text:p text:style-name="P2"/>
      <text:p text:style-name="P13"><text:span text:style-name="T2">Diesen Bereich darf man nicht vernachlässigen</text:span>. </text:p>
      <text:p text:style-name="P13"/>
      <text:p text:style-name="P20">In Folgenden Abschnitt <text:s/>kann nicht auf Besitzer oder Eigentümer <text:span text:style-name="T14">R</text:span>ücksicht genommen werden , da es beide Fälle in der Praxis geben kann.</text:p>
      <text:p text:style-name="P13"/>
      <text:p text:style-name="P13"><text:span text:style-name="T2">Bei unserem Fall können folgende Fehler bewusst auftreten</text:span>:</text:p>
      <text:list xml:id="list4030843886" text:style-name="L1">
        <text:list-item>
          <text:p text:style-name="P22">Was passiert wenn ein Pferd hinfällt ?</text:p>
        </text:list-item>
        <text:list-item>
          <text:p text:style-name="P22">Was passiert wenn ein Pferd stur stehen bleibt ?</text:p>
        </text:list-item>
        <text:list-item>
          <text:p text:style-name="P22">Was passiert wenn das Pferd die Anlage anschieben will (schneller ist)?</text:p>
        </text:list-item>
        <text:list-item>
          <text:p text:style-name="P23">Was passiert wenn die Anlage nicht arbeitet wie gewünscht?</text:p>
        </text:list-item>
        <text:list-item>
          <text:p text:style-name="P23">Welche Vorkehrungen gibt es im Bereich Blitzschutz?</text:p>
        </text:list-item>
      </text:list>
      <text:p text:style-name="P13"/>
      <text:p text:style-name="P18"/>
      <text:p text:style-name="P21">Tierschutzgesetz</text:p>
      <text:p text:style-name="P21"/>
      <text:p text:style-name="P14"><text:span text:style-name="T13">Gemäß §5</text:span> <text:span text:style-name="T16">Abs. </text:span>1<text:span text:style-name="T16"> </text:span>Tierschutzgesetz<text:span text:style-name="T1"> ist es verboten, einem Tier ungerechtfertigt Schmerzen, Leiden oder Schäden zuzufügen oder es in schwere Angst zu versetzten. </text:span></text:p>
      <text:p text:style-name="P15">Unter <text:span text:style-name="T16">§5 Abs. 2 Satz </text:span>3 <text:span text:style-name="T17">lit. </text:span>b wird nochmals extra darauf hingewiesen, dass keine technischen Geräte verwendet werden, welche das Verhalten eines Tieres durch Härte oder durch Strafreize zu beeinflussen. </text:p>
      <text:p text:style-name="P19"/>
      <text:p text:style-name="P17">Somit darf man dem <text:span text:style-name="T4">Ross</text:span> <text:span text:style-name="T3">mit unserer Anlage, </text:span>keine kleinen Denkimpulse geben, wenn es stur stehen bleibt. Wenn das <text:span text:style-name="T4">Reitvieh</text:span> stehen bleibt <text:span text:style-name="T4">darf ihm</text:span> <text:span text:style-name="T4">und der Anlage selbst nichts passieren</text:span>. <text:span text:style-name="T2">Die einfachste und sicherste Lösung ist, die Anlage zu stoppen. Wenn die Anlage weiter fahren möchte, könnten ungewollte Biegemomente auftreten und somit mechanische Schäden in der Anlage verursachen.</text:span></text:p>
      <text:p text:style-name="P17"/>
      <text:p text:style-name="P24">Folgende Vorkehrungen wurden auf der elektrischen Seite zum beidseitigem Schutz getroffen:</text:p>
      <text:p text:style-name="P16"/>
      <text:list xml:id="list183716366" text:style-name="L2">
        <text:list-item>
          <text:p text:style-name="P25">Sobald <text:span text:style-name="T4">die Auswertung des Sensors merkt</text:span>, dass die Anlage unfreiwillig <text:span text:style-name="T4">stehen bleibt</text:span>, schaltet die Anlage automatisch ab. Daraufhin muss der jeweilige <text:span text:style-name="T12">Eigentümer</text:span> überprüfen, ob es ein technischer Fehler oder <text:span text:style-name="T4">ein Problem beim</text:span> Pferd <text:span text:style-name="T4">vorliegt, bevor er diese wieder in Betrieb nimmt</text:span></text:p>
        </text:list-item>
        <text:list-item>
          <text:p text:style-name="P25">Die Gitter, hinter beziehungsweise vor dem Pferd, werden zum Schutz des <text:span text:style-name="T15">Tieres</text:span>, nicht elektrisch verbunden.</text:p>
        </text:list-item>
        <text:list-item>
          <text:p text:style-name="P26">Welcher Zaun gebaut werden möchte, bleibt dem Eigentümer selbst überlassen.</text:p>
        </text:list-item>
      </text:list>
      <text:p text:style-name="P3"/>
      <text:p text:style-name="P4">Sollte man einen Elektrozaun <text:span text:style-name="T5">beziehungsweise doch Strom durch die Gitter schicken</text:span>, werden die Pferde in der Anfangsphase leicht gestresst sein.<text:span text:style-name="T5"> </text:span>Sobald sie sich daran gewöhnt haben, funktioniert er wie ein normaler Zaun und die Pferde wissen, dass sie diesen nicht berühren sollten.</text:p>
      <text:p text:style-name="P6">Bei den Gittern mit Strom würden die Pferde sogar mehr geschützt werden, <text:span text:style-name="T6">wenn sie mit Strom durchflossen werden</text:span>. <text:span text:style-name="T6">Grund dafür ist, dass sich die Pferde an den Stangen Verletzungen zu ziehen könnten, als mit kurzen Stromimpulsen. </text:span>In Österreich ist dies aber nicht gesetzeskonform.</text:p>
      <text:p text:style-name="P4"/>
      <text:p text:style-name="P9">Blitzschutz</text:p>
      <text:p text:style-name="P9"/>
      <text:p text:style-name="P5"><text:span text:style-name="T7">Da unsere Pferdeführanlage im Freien steht, darf man auch den Fall eines Blitzeinschlags nicht vernachlässigen. Der Durchschnittsanzahl von Blitzen </text:span>in Österreich <text:span text:style-name="T7">sind zirka</text:span> 5 Blitze pro 1km² in <text:soft-page-break/>einem Jahr. <text:span text:style-name="T8">Die Anlage darf nicht in Betrieb genommen werden, wenn der Eigentümer bemerkt, das es in wenigen Minuten ein Gewitter geben könnte. Sollte die Anlage während eines Gewitters in Betrieb genommen werden, gibt es ein erhöhtes Risiko für die Pferde und der Anlage selbst. Die Haftung liegt in diesem Fall bei der Person die die Anlage in dieser Zeit in Betrieb nimmt.</text:span></text:p>
      <text:p text:style-name="P10"/>
      <text:p text:style-name="P10">Boden </text:p>
      <text:p text:style-name="P27"/>
      <text:p text:style-name="P11"><text:span text:style-name="T9">Den Untergrund wo sich die Pferde bewegen muss der </text:span><text:span text:style-name="T10">Eigentümer</text:span><text:span text:style-name="T9"> selbst wählen. Bei Temperaturen unter 6°C darf der Sprühregen nicht mehr aktiviert werden. Nachdem das Wasser gefroren ist kann das Reitvieh am glatten Boden ausrutschen und gleichzeitig könnte es zu Komplikationen der Pferdeführanlage </text:span><text:span text:style-name="T11">selbst</text:span><text:span text:style-name="T9"> kommen.</text:span></text:p>
      <text:p text:style-name="P28"/>
      <text:p text:style-name="P12">Winterzeit</text:p>
      <text:p text:style-name="P12"/>
      <text:p text:style-name="P7">Um ein langes Leben der Wasserrohre gewährleisten zu können, muss der jeweilige <text:span text:style-name="T12">Eigentümer vor den jährlich wiederkommenden Kälteperioden das Wasser aus den Rohren entfernen. Ob mit Druckluft oder anderen Varianten, das Ziel ist es die Rohre über den Winter trocken zu legen.</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4M51S</meta:editing-duration>
    <meta:editing-cycles>16</meta:editing-cycles>
    <meta:generator>LibreOffice/5.3.4.2$Windows_X86_64 LibreOffice_project/f82d347ccc0be322489bf7da61d7e4ad13fe2ff3</meta:generator>
    <dc:date>2018-01-08T13:34:35.273000000</dc:date>
    <meta:document-statistic meta:table-count="0" meta:image-count="0" meta:object-count="0" meta:page-count="2" meta:paragraph-count="26" meta:word-count="564" meta:character-count="3701" meta:non-whitespace-character-count="3167"/>
    <meta:user-defined meta:name="Info 1"/>
    <meta:user-defined meta:name="Info 2"/>
    <meta:user-defined meta:name="Info 3"/>
    <meta:user-defined meta:name="Info 4"/>
  </office:meta>
</office:document-meta>
</file>